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73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1.625cm"/>
    </style:style>
    <style:style style:name="pr8" style:family="presentation" style:parent-style-name="alizarin-outline1">
      <style:graphic-properties fo:min-height="9.5cm"/>
    </style:style>
    <style:style style:name="pr9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7.238cm" style:use-optimal-column-width="false"/>
    </style:style>
    <style:style style:name="co2" style:family="table-column">
      <style:table-column-properties style:column-width="7.862cm" style:use-optimal-column-width="false"/>
    </style:style>
    <style:style style:name="ro1" style:family="table-row">
      <style:table-row-properties style:row-height="5.42cm"/>
    </style:style>
    <style:style style:name="ce1" style:family="table-cell">
      <loext:graphic-properties draw:fill-color="#aaaaaa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text-autospace="none" style:punctuation-wrap="simple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fo:font-size="16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use-window-font-color="true" style:font-name="Liberation Sans" style:font-name-asian="Microsoft YaHei" style:font-size-asian="18pt" style:font-name-complex="Arial"/>
    </style:style>
    <style:style style:name="T7" style:family="text">
      <style:text-properties fo:font-size="18pt"/>
    </style:style>
    <style:style style:name="T8" style:family="text">
      <style:text-properties fo:font-size="14pt" style:font-size-asian="16pt" style:font-size-complex="2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Reactive Python for Data</text:p>
          </draw:text-box>
        </draw:frame>
        <draw:frame presentation:style-name="pr2" draw:text-style-name="P1" draw:layer="layout" svg:width="25.5cm" svg:height="5.25cm" svg:x="0.992cm" svg:y="9.749cm" presentation:class="subtitle" presentation:user-transformed="true">
          <draw:text-box>
            <text:p><text:span text:style-name="T1">An Introduction to Reactive Programming for Data Professionals</text:span></text:p>
            <text:p><text:span text:style-name="T1"/></text:p>
            <text:p><text:span text:style-name="T1">Thomas Nield</text:span></text:p>
            <text:p><text:span text:style-name="T1">O’Reilly Me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0.999cm" svg:y="0.749cm" presentation:class="title" presentation:user-transformed="true">
          <draw:text-box>
            <text:p>What We Will Cover<text:tab/></text:p>
          </draw:text-box>
        </draw:frame>
        <draw:frame presentation:style-name="pr5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1) Why Reactive Programming?</text:p>
              </text:list-item>
              <text:list-item>
                <text:p>2) Thinking Reactively</text:p>
              </text:list-item>
              <text:list-item>
                <text:p>3) The Observable</text:p>
              </text:list-item>
              <text:list-item>
                <text:p>4) Observable Operators</text:p>
              </text:list-item>
              <text:list-item>
                <text:p>5) Combining Observables</text:p>
              </text:list-item>
              <text:list-item>
                <text:p>6) Reading and Analyzing Data</text:p>
              </text:list-item>
              <text:list-item>
                <text:p>7) Hot Observables</text:p>
              </text:list-item>
              <text:list-item>
                <text:p>8) Concurrency</text:p>
              </text:list-item>
              <text:list-item>
                <text:p>9) Going Forwar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About the Instructor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Thomas Nield</text:p>
              </text:list-item>
              <text:list-item>
                <text:p/>
              </text:list-item>
              <text:list-item>
                <text:p>Revenue Management Analyst and Software Developer for Southwest Airlines building reactive applications that generate revenue for the entire network</text:p>
              </text:list-item>
              <text:list-item>
                <text:p/>
              </text:list-item>
              <text:list-item>
                <text:p>Follow me:</text:p>
                <text:list>
                  <text:list-header>
                    <text:p>@thomasnield9727</text:p>
                  </text:list-header>
                  <text:list-item>
                    <text:p>http://tomstechnicalblog.blogspot.com/ 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0.999cm" svg:y="0.749cm" presentation:class="title" presentation:user-transformed="true">
          <draw:text-box>
            <text:p>What You Will Need</text:p>
          </draw:text-box>
        </draw:frame>
        <draw:frame presentation:style-name="pr5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Install the following packages for Python:</text:p>
                <text:list>
                  <text:list-item>
                    <text:p><text:span text:style-name="T2">rx</text:span> – ReactiveX <text:s/>for Python, the focus of this course</text:p>
                  </text:list-item>
                  <text:list-item>
                    <text:p><text:span text:style-name="T2">tweepy</text:span> – Twitter API for Python</text:p>
                  </text:list-item>
                  <text:list-item>
                    <text:p><text:span text:style-name="T2">SQLAlchemy</text:span> – SQL library for Python</text:p>
                  </text:list-item>
                  <text:list-item>
                    <text:p/>
                  </text:list-item>
                </text:list>
                <text:p><text:span text:style-name="T2">These libraries work for Python 2.x and 3.x, but we will be using </text:span><text:span text:style-name="T2">3.5 in this course</text:span></text:p>
                <text:list>
                  <text:list-item text:start-value="1">
                    <text:p><text:span text:style-name="T2">CPython, PyPy, and IronPython have all been tested with rx</text:span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  <text:list>
                  <text:list-item>
                    <text:p/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 presentation:user-transformed="true">
          <draw:text-box>
            <text:p>Section II – Why Reactive Programming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0.999cm" svg:y="0.749cm" presentation:class="title" presentation:user-transformed="true">
          <draw:text-box>
            <text:p>Why Reactive Programming?</text:p>
          </draw:text-box>
        </draw:frame>
        <draw:frame presentation:style-name="pr5" draw:layer="layout" svg:width="25.5cm" svg:height="9.75cm" svg:x="0.999cm" svg:y="4.124cm" presentation:class="outline" presentation:user-transformed="true">
          <draw:text-box>
            <text:p xml:id="id1" text:id="id1">Reactive programming is a radically effective approach to compose data as queryable, live-time streams</text:p>
            <text:p/>
            <text:p xml:id="id2" text:id="id2">Not only can you concisely wrangle and analyze static snapshots of data, but also real-time infinite data (e.g. stock quotes, Twitter streams)</text:p>
            <text:p/>
            <text:p xml:id="id3" text:id="id3">It also paints a broad stroke against many problems in programming:</text:p>
            <text:list text:style-name="L4">
              <text:list-item>
                <text:list>
                  <text:list-item>
                    <text:p xml:id="id4" text:id="id4"><text:s/>Code readability, adaptability, and scalability become trivial to implement</text:p>
                  </text:list-item>
                  <text:list-item>
                    <text:p xml:id="id5" text:id="id5"><text:s/>Analysis code can quickly be turned into production code, and evolve as the business changes</text:p>
                  </text:list-item>
                </text:list>
              </text:list-item>
            </text:list>
            <text:p/>
            <text:p/>
            <text:p/>
            <text:list text:continue-numbering="true" text:style-name="L4">
              <text:list-header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What You Will Achieve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6" text:id="id6">Create concise, readable, and maintainable Python code that is expressed as composable chains of operations</text:p>
              </text:list-item>
              <text:list-item>
                <text:p/>
              </text:list-item>
              <text:list-item>
                <text:p xml:id="id7" text:id="id7">Compose real-time events and data together into single streams</text:p>
              </text:list-item>
              <text:list-item>
                <text:p/>
              </text:list-item>
              <text:list-item>
                <text:p xml:id="id8" text:id="id8">Learn several of the 130 operators available in RxPy to express business logic</text:p>
              </text:list-item>
              <text:list-item>
                <text:p/>
              </text:list-item>
              <text:list-item>
                <text:p xml:id="id9" text:id="id9">Leverage concurrency and effectively recover and handle errors</text:p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 presentation:user-transformed="true">
          <draw:text-box>
            <text:p>Section III – Thinking Reactively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Thinking Reactively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 xml:id="id10" text:id="id10">Look at our world and notice everything is in motion, nothing is static</text:p>
                <text:list>
                  <text:list-item>
                    <text:p xml:id="id11" text:id="id11">Vehicles, traffic, people, conversations, weather… <text:s/>everything is moving</text:p>
                  </text:list-item>
                  <text:list-item>
                    <text:p xml:id="id12" text:id="id12"><text:span text:style-name="T3">Different activities are occurring at </text:span><text:span text:style-name="T4">the same </text:span><text:span text:style-name="T3">time</text:span></text:p>
                  </text:list-item>
                  <text:list-item>
                    <text:p xml:id="id13" text:id="id13"><text:span text:style-name="T3">They may be related or unrelated to each other, and may or may not converge at some point </text:span></text:p>
                  </text:list-item>
                  <text:list-item>
                    <text:p/>
                  </text:list-item>
                </text:list>
              </text:list-header>
              <text:list-item>
                <text:p xml:id="id14" text:id="id14"><text:span text:style-name="T3">Items that seem static are arguably put in motion when consumed</text:span></text:p>
                <text:list>
                  <text:list-item>
                    <text:p xml:id="id15" text:id="id15">A book is a static piece of text, but when you read it the words are <text:span text:style-name="T3">put in motion by being consumed one-at-a-time</text:span></text:p>
                  </text:list-item>
                  <text:list-item>
                    <text:p xml:id="id16" text:id="id16"><text:span text:style-name="T3">A pallet of goods is static, but is put in motion when manufactured and transported by truck</text:span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 xml:id="id17" text:id="id17"><text:span text:style-name="T3">Why do we not make our models and code work this way?</text:span></text:p>
                <text:list>
                  <text:list-item>
                    <text:p xml:id="id18" text:id="id18"><text:span text:style-name="T3">Traditional code is often sequential and focuses on one task at a time</text:span></text:p>
                  </text:list-item>
                  <text:list-item>
                    <text:p xml:id="id19" text:id="id19"><text:span text:style-name="T3">We also coordinate and micromanage data states imperatively</text:span></text:p>
                  </text:list-item>
                </text:list>
              </text:list-item>
              <text:list-item>
                <text:p><text:s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Thinking Reactively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 xml:id="id20" text:id="id20">Increasingly data is being modeled as something in motion</text:p>
                <text:list>
                  <text:list-item>
                    <text:p xml:id="id21" text:id="id21">Stock market prices are always changing</text:p>
                  </text:list-item>
                  <text:list-item>
                    <text:p xml:id="id22" text:id="id22">An active topic on Twitter is always getting new Tweets</text:p>
                  </text:list-item>
                  <text:list-item>
                    <text:p xml:id="id23" text:id="id23">Large retailers have constant incoming sales data</text:p>
                  </text:list-item>
                  <text:list-item>
                    <text:p/>
                  </text:list-item>
                </text:list>
              </text:list-header>
              <text:list-item>
                <text:p xml:id="id24" text:id="id24">For static data, we can model it being in motion as it is consumed</text:p>
                <text:list>
                  <text:list-item>
                    <text:p xml:id="id25" text:id="id25"><text:span text:style-name="T4">Push</text:span> each record from a SQL query, text file, or JSON request <text:span text:style-name="T3">through a series of operations</text:span></text:p>
                  </text:list-item>
                  <text:list-item>
                    <text:p xml:id="id26" text:id="id26"><text:span text:style-name="T3">We can then model static data as “in motion” and therefore compose it with live event streams (incoming Tweets, button clicks, time intervals, etc))</text:span></text:p>
                  </text:list-item>
                  <text:list-item>
                    <text:p><text:span text:style-name="T3"/></text:p>
                    <text:p><text:s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0.999cm" svg:y="0.749cm" presentation:class="title" presentation:user-transformed="true">
          <draw:text-box>
            <text:p>What is ReactiveX?</text:p>
          </draw:text-box>
        </draw:frame>
        <draw:frame presentation:style-name="pr5" draw:layer="layout" svg:width="25.5cm" svg:height="9.75cm" svg:x="0.999cm" svg:y="4.124cm" presentation:class="outline" presentation:user-transformed="true">
          <draw:text-box>
            <text:p xml:id="id27" text:id="id27"><text:span text:style-name="T4">Reactive Extensions </text:span>(also called <text:span text:style-name="T5">ReactiveX</text:span> or <text:span text:style-name="T5">Rx</text:span>) is a reactive standard that first gained traction around 2010, and since then has officially been ported to over a dozen languages and platforms</text:p>
            <text:p/>
            <text:p/>
            <text:p/>
            <text:p/>
            <text:p/>
            <text:list text:style-name="L4">
              <text:list-header>
                <text:p/>
              </text:list-header>
            </text:list>
          </draw:text-box>
        </draw:frame>
        <draw:frame draw:style-name="standard" xml:id="id28" draw:id="id28" draw:layer="layout" svg:width="15.099cm" svg:height="5.419cm" svg:x="0.999cm" svg:y="7.34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6">Java – RxJava</text:span></text:p>
                <text:p text:style-name="P5"><text:span text:style-name="T6">Python – RxPy</text:span></text:p>
                <text:p text:style-name="P5"><text:span text:style-name="T6">Scala – RxScala</text:span></text:p>
                <text:p text:style-name="P5"><text:span text:style-name="T6">Kotlin – RxKotlin</text:span></text:p>
                <text:p text:style-name="P5"><text:span text:style-name="T6">Android - RxAndroid</text:span></text:p>
                <text:p text:style-name="P5"><text:span text:style-name="T6">C# – Rx.NET</text:span></text:p>
              </table:table-cell>
              <table:table-cell table:style-name="gray3">
                <text:p><text:span text:style-name="T7">JavaScript – RxJS</text:span></text:p>
                <text:p><text:span text:style-name="T7">Swift – RxSwift</text:span></text:p>
                <text:p><text:span text:style-name="T7">Clojure – RxClojure</text:span></text:p>
                <text:p><text:span text:style-name="T7">Ruby – Rx.rb</text:span></text:p>
                <text:p><text:span text:style-name="T7">PHP – RxPHP</text:span></text:p>
                <text:p><text:span text:style-name="T7">JRuby - RxJRub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6.23cm" svg:height="1.052cm" svg:x="18.129cm" svg:y="7.616cm">
          <draw:text-box>
            <text:p xml:id="id29" text:id="id29"><text:span text:style-name="T7">Rx is everywher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What is ReactiveX?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 xml:id="id30" text:id="id30">Many definitions attempt to explain reactive programming: </text:p>
                <text:list>
                  <text:list-item>
                    <text:p xml:id="id31" text:id="id31">A programming approach that treats <text:span text:style-name="T4">events as data, and data as events</text:span></text:p>
                  </text:list-item>
                  <text:list-item>
                    <text:p><text:span text:style-name="T4"/></text:p>
                  </text:list-item>
                  <text:list-item>
                    <text:p xml:id="id32" text:id="id32"><text:span text:style-name="T3">Collections </text:span><text:span text:style-name="T4">over time</text:span><text:span text:style-name="T3"> with </text:span><text:span text:style-name="T4">queryability</text:span><text:span text:style-name="T3"> and </text:span><text:span text:style-name="T4">composability</text:span></text:p>
                  </text:list-item>
                  <text:list-item>
                    <text:p><text:span text:style-name="T4"/></text:p>
                  </text:list-item>
                  <text:list-item>
                    <text:p xml:id="id33" text:id="id33"><text:span text:style-name="T3">Composing asynchronous and event-based programs using Observable Sequences</text:span></text:p>
                  </text:list-item>
                  <text:list-item>
                    <text:p><text:span text:style-name="T3"/></text:p>
                  </text:list-item>
                </text:list>
                <text:p xml:id="id34" text:id="id34"><text:span text:style-name="T3"/></text:p>
                <text:list>
                  <text:list-item text:start-value="1">
                    <text:p><text:span text:style-name="T4"/></text:p>
                  </text:list-item>
                  <text:list-item>
                    <text:p><text:span text:style-name="T4"/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Why is ReactiveX Relevant to Data Science?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item>
                <text:p xml:id="id35" text:id="id35">There is growing interest in wrangling and analyzing live data streams, and RxPy is a lightweight library that achieves this</text:p>
              </text:list-item>
              <text:list-item>
                <text:p/>
              </text:list-item>
              <text:list-item>
                <text:p xml:id="id36" text:id="id36">Data does not have to be modeled as something static, but rather something that is constantly in motion</text:p>
              </text:list-item>
              <text:list-item>
                <text:p/>
              </text:list-item>
              <text:list-item>
                <text:p xml:id="id37" text:id="id37">Data analysis professionals should strive to create code that can plug into existing systems easily, as well as be reused and evolve with the busines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IV – The Observ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4.1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>Create an Observable that pushes the text values “Bravo”, “Charlie”, “Tango”, and “Foxtrot” then subscribe to print each emission.</text:p>
              </text:list-header>
              <text:list-item>
                <text:p/>
                <text:list>
                  <text:list-item>
                    <text:list>
                      <text:list-item>
                        <text:p xml:id="id38" text:id="id38"><text:span text:style-name="T8">from rx import Observable</text:span></text:p>
                      </text:list-item>
                      <text:list-item>
                        <text:p/>
                      </text:list-item>
                      <text:list-item>
                        <text:p xml:id="id39" text:id="id39"><text:span text:style-name="T8">Observable.from_(["Bravo", "Charlie", "Tango", "Foxtrot"]) \</text:span></text:p>
                      </text:list-item>
                      <text:list-item>
                        <text:p xml:id="id40" text:id="id40"><text:span text:style-name="T8"><text:s text:c="4"/></text:span><text:span text:style-name="T8">.subscribe(lambda s: print(s)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4.2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Take the Observable from the previous exercise, map each emission to its length, and then subscribe to print each one.</text:p>
                <text:list>
                  <text:list-item>
                    <text:p/>
                  </text:list-item>
                  <text:list-item>
                    <text:p xml:id="id41" text:id="id41">from rx import Observable</text:p>
                  </text:list-item>
                  <text:list-item>
                    <text:p/>
                  </text:list-item>
                  <text:list-item>
                    <text:p xml:id="id42" text:id="id42">Observable.from_(["Bravo", "Charlie", "Tango", "Foxtrot"]) \</text:p>
                  </text:list-item>
                  <text:list-item>
                    <text:p xml:id="id43" text:id="id43"><text:s text:c="4"/>.map(lambda s: len(s)) \</text:p>
                  </text:list-item>
                  <text:list-item>
                    <text:p xml:id="id44" text:id="id44"><text:s text:c="4"/>.subscribe(lambda i: print(i)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4.3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item>
                <text:p>Create an Observable that emits every 3 seconds, and prints each emission.</text:p>
                <text:list>
                  <text:list-item>
                    <text:p/>
                  </text:list-item>
                  <text:list-item>
                    <text:p xml:id="id45" text:id="id45">from rx import Observable</text:p>
                  </text:list-item>
                  <text:list-item>
                    <text:p/>
                  </text:list-item>
                  <text:list-item>
                    <text:p xml:id="id46" text:id="id46">Observable.interval(3000) \</text:p>
                  </text:list-item>
                  <text:list-item>
                    <text:p xml:id="id47" text:id="id47"><text:s text:c="4"/>.subscribe(lambda i: print(i))</text:p>
                  </text:list-item>
                  <text:list-item>
                    <text:p/>
                  </text:list-item>
                  <text:list-item>
                    <text:p xml:id="id48" text:id="id48">input("Press any key to quit\n"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V – Operator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5.1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Create an Observable that emits the text values "Bravo", "Charlie", "Tango", and "Foxtrot". Filter and take only the first value that is more than 5 characters in length, then print it. </text:p>
              </text:list-item>
              <text:list-item>
                <text:p/>
                <text:list>
                  <text:list-item>
                    <text:p xml:id="id49" text:id="id49">from rx import Observable</text:p>
                  </text:list-item>
                  <text:list-item>
                    <text:p/>
                  </text:list-item>
                  <text:list-item>
                    <text:p xml:id="id50" text:id="id50">Observable.from_(["Bravo", "Charlie", "Tango", "Foxtrot"]) \</text:p>
                  </text:list-item>
                  <text:list-item>
                    <text:p xml:id="id51" text:id="id51"><text:s text:c="4"/>.filter(lambda s: len(s) &gt; 5) \</text:p>
                  </text:list-item>
                  <text:list-item>
                    <text:p xml:id="id52" text:id="id52"><text:s text:c="4"/>.take(1) \</text:p>
                  </text:list-item>
                  <text:list-item>
                    <text:p xml:id="id53" text:id="id53"><text:s text:c="4"/>.subscribe(lambda s: print(s))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5.2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Create an Observable that emits the text values "Bravo", "Charlie", "Tango", and "Foxtrot". Emit the sum of their lengths, and then print it. </text:p>
              </text:list-item>
              <text:list-item>
                <text:p/>
                <text:list>
                  <text:list-item>
                    <text:p xml:id="id54" text:id="id54">from rx import Observable</text:p>
                  </text:list-item>
                  <text:list-item>
                    <text:p/>
                  </text:list-item>
                  <text:list-item>
                    <text:p xml:id="id55" text:id="id55">Observable.from_(["Bravo", "Charlie", "Tango", "Foxtrot"]) \</text:p>
                  </text:list-item>
                  <text:list-item>
                    <text:p xml:id="id56" text:id="id56"><text:s text:c="4"/>.map(lambda s: len(s)) \</text:p>
                  </text:list-item>
                  <text:list-item>
                    <text:p xml:id="id57" text:id="id57"><text:s text:c="4"/>.sum() \</text:p>
                  </text:list-item>
                  <text:list-item>
                    <text:p xml:id="id58" text:id="id58"><text:s text:c="4"/>.subscribe(lambda i: print(i))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5.3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Create an Observable that emits the text values "Bravo", "Charlie", "Tango", and "Foxtrot". Filter only emissions that are of length 5, collect them into a List, and print it in a subscriber.</text:p>
              </text:list-item>
              <text:list-item>
                <text:p/>
                <text:list>
                  <text:list-item>
                    <text:p xml:id="id59" text:id="id59">from rx import Observable</text:p>
                  </text:list-item>
                  <text:list-item>
                    <text:p/>
                  </text:list-item>
                  <text:list-item>
                    <text:p xml:id="id60" text:id="id60">Observable.from_(["Bravo", "Charlie", "Tango", "Foxtrot"]) \</text:p>
                  </text:list-item>
                  <text:list-item>
                    <text:p xml:id="id61" text:id="id61"><text:s text:c="4"/>.filter(lambda s: len(s) <text:s/>== 5) \</text:p>
                    <text:list>
                      <text:list-item>
                        <text:p xml:id="id62" text:id="id62">.to_list()</text:p>
                      </text:list-item>
                    </text:list>
                  </text:list-item>
                  <text:list-item>
                    <text:p xml:id="id63" text:id="id63"><text:s text:c="4"/>.subscribe(lambda l: print(l))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VI – Combining Observables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6.1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Create two Observables, one emitting “Bravo”, “Charlie”, “Delta” and the other “Sierra”, “Tango”, “Foxtrot”. Merge the two into a single Observable and print their emissions.</text:p>
              </text:list-item>
              <text:list-item>
                <text:p/>
                <text:list>
                  <text:list-item>
                    <text:p xml:id="id64" text:id="id64">from rx import Observable</text:p>
                  </text:list-item>
                  <text:list-item>
                    <text:p/>
                  </text:list-item>
                  <text:list-item>
                    <text:p xml:id="id65" text:id="id65">source1 = Observable.from_(["Bravo", "Charlie", "Delta"])</text:p>
                  </text:list-item>
                  <text:list-item>
                    <text:p xml:id="id66" text:id="id66">source2 = Observable.from_(["Sierra", "Tango", "Foxtrot"])</text:p>
                  </text:list-item>
                  <text:list-item>
                    <text:p/>
                  </text:list-item>
                  <text:list-item>
                    <text:p xml:id="id67" text:id="id67">Observable.merge(source1, source2) \</text:p>
                  </text:list-item>
                  <text:list-item>
                    <text:p xml:id="id68" text:id="id68"><text:s text:c="4"/>.subscribe(lambda s: print(s))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6.2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item>
                <text:p>Create two Observables, one emitting “Bravo”, “Charlie”, “Delta” and the other “Sierra”, “Tango”, “Foxtrot”. Zip the emissions of both into tuples, and print each tuple.</text:p>
                <text:list>
                  <text:list-item>
                    <text:p/>
                  </text:list-item>
                  <text:list-item>
                    <text:p xml:id="id69" text:id="id69">from rx import Observable</text:p>
                  </text:list-item>
                  <text:list-item>
                    <text:p/>
                  </text:list-item>
                  <text:list-item>
                    <text:p xml:id="id70" text:id="id70">source1 = Observable.from_(["Bravo", "Charlie", "Delta"])</text:p>
                  </text:list-item>
                  <text:list-item>
                    <text:p xml:id="id71" text:id="id71">source2 = Observable.from_(["Sierra", "Tango", "Foxtrot"])</text:p>
                  </text:list-item>
                  <text:list-item>
                    <text:p/>
                  </text:list-item>
                  <text:list-item>
                    <text:p xml:id="id72" text:id="id72">Observable.zip(source1, source2, lambda x,y: (x,y)) \</text:p>
                  </text:list-item>
                  <text:list-item>
                    <text:p xml:id="id73" text:id="id73"><text:s text:c="4"/>.subscribe(lambda s: print(s)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6.3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item>
                <text:p>Create an Observable that emits the text values "Bravo", "Charlie", "Tango", and "Foxtrot". Emit the individual letters, make them lowercase, and get their distinct values.</text:p>
              </text:list-item>
              <text:list-item>
                <text:p/>
                <text:list>
                  <text:list-item>
                    <text:p xml:id="id74" text:id="id74"><text:span text:style-name="T9">from rx import Observable</text:span></text:p>
                    <text:p><text:span text:style-name="T9"/></text:p>
                  </text:list-item>
                  <text:list-item>
                    <text:p xml:id="id75" text:id="id75"><text:span text:style-name="T9">Observable.from_(["Bravo", "Charlie", "Tango", "Foxtrot"]) \</text:span></text:p>
                    <text:list>
                      <text:list-item>
                        <text:p xml:id="id76" text:id="id76"><text:span text:style-name="T9"><text:s text:c="4"/></text:span><text:span text:style-name="T9">.flat_map(lambda s: Observable.from_(s)) \</text:span></text:p>
                      </text:list-item>
                      <text:list-item>
                        <text:p xml:id="id77" text:id="id77"><text:span text:style-name="T9"><text:s text:c="4"/></text:span><text:span text:style-name="T9">.map(lambda s: s.lower()) \</text:span></text:p>
                      </text:list-item>
                      <text:list-item>
                        <text:p xml:id="id78" text:id="id78"><text:span text:style-name="T9"><text:s text:c="4"/></text:span><text:span text:style-name="T9">.distinct() \</text:span></text:p>
                      </text:list-item>
                      <text:list-item>
                        <text:p xml:id="id79" text:id="id79"><text:span text:style-name="T9"><text:s text:c="4"/></text:span><text:span text:style-name="T9">.subscribe(lambda s: print(s)) </text:span>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VII – Reading and Analyzing 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VIII – Hot Observables and Multicas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7.1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header>
                <text:p>Push the text values “Bravo”, “Charlie”, “Tango”, and “Foxtrot”, concatenate a random integer (between 0 and 1000) such as “Charlie-773”, and add two subscribers which print the same emissions.</text:p>
              </text:list-header>
              <text:list-item>
                <text:p/>
                <text:list>
                  <text:list-item>
                    <text:list>
                      <text:list-item>
                        <text:p xml:id="id80" text:id="id80"><text:span text:style-name="T8">from rx import Observable</text:span></text:p>
                      </text:list-item>
                      <text:list-item>
                        <text:p xml:id="id81" text:id="id81"><text:span text:style-name="T8">from random import randint</text:span></text:p>
                      </text:list-item>
                      <text:list-item>
                        <text:p><text:span text:style-name="T8"/></text:p>
                      </text:list-item>
                      <text:list-item>
                        <text:p xml:id="id82" text:id="id82"><text:span text:style-name="T8">source = Observable.from_(["Bravo", "Charlie", "Tango", "Foxtrot"]) \</text:span></text:p>
                      </text:list-item>
                      <text:list-item>
                        <text:p xml:id="id83" text:id="id83"><text:span text:style-name="T8"><text:s text:c="4"/></text:span><text:span text:style-name="T8">.map(lambda s: "{0}-{1}".format(s, randint(0, 1000))) \</text:span></text:p>
                      </text:list-item>
                      <text:list-item>
                        <text:p xml:id="id84" text:id="id84"><text:span text:style-name="T8"><text:s text:c="4"/></text:span><text:span text:style-name="T8">.publish()</text:span></text:p>
                      </text:list-item>
                      <text:list-item>
                        <text:p><text:span text:style-name="T8"/></text:p>
                      </text:list-item>
                      <text:list-item>
                        <text:p xml:id="id85" text:id="id85"><text:span text:style-name="T8">source.subscribe(lambda s: print("Subscriber 1: {0}".format(s)))</text:span></text:p>
                      </text:list-item>
                      <text:list-item>
                        <text:p xml:id="id86" text:id="id86"><text:span text:style-name="T8">source.subscribe(lambda s: print("Subscriber 2: {0}".format(s)))</text:span></text:p>
                      </text:list-item>
                      <text:list-item>
                        <text:p><text:span text:style-name="T8"/></text:p>
                      </text:list-item>
                      <text:list-item>
                        <text:p xml:id="id87" text:id="id87"><text:span text:style-name="T8">source.connect()</text:span></text:p>
                      </text:list-item>
                      <text:list-item>
                        <text:p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7.2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header>
                <text:p>Push five random integers (between 0 and 1000) to four subscribers, one printing them as a list, another the sum, then the min, and the max. </text:p>
                <text:list>
                  <text:list-item>
                    <text:p xml:id="id88" text:id="id88"><text:span text:style-name="T8">from rx import Observable</text:span></text:p>
                  </text:list-item>
                  <text:list-item>
                    <text:p xml:id="id89" text:id="id89"><text:span text:style-name="T8">from random import randint</text:span></text:p>
                  </text:list-item>
                  <text:list-item>
                    <text:p><text:span text:style-name="T8"/></text:p>
                  </text:list-item>
                  <text:list-item>
                    <text:p xml:id="id90" text:id="id90"><text:span text:style-name="T8">source = Observable.range(1, 5) \</text:span></text:p>
                  </text:list-item>
                  <text:list-item>
                    <text:p xml:id="id91" text:id="id91"><text:span text:style-name="T8"><text:s text:c="4"/></text:span><text:span text:style-name="T8">.map(lambda i: randint(0,1000)) \</text:span></text:p>
                  </text:list-item>
                  <text:list-item>
                    <text:p xml:id="id92" text:id="id92"><text:span text:style-name="T8"><text:s text:c="4"/></text:span><text:span text:style-name="T8">.publish()</text:span></text:p>
                  </text:list-item>
                  <text:list-item>
                    <text:p><text:span text:style-name="T8"/></text:p>
                  </text:list-item>
                  <text:list-item>
                    <text:p xml:id="id93" text:id="id93"><text:span text:style-name="T8">source.to_list().subscribe(lambda s: print("NUMBERS: {0}".format(s)))</text:span></text:p>
                  </text:list-item>
                  <text:list-item>
                    <text:p xml:id="id94" text:id="id94"><text:span text:style-name="T8">source.sum().subscribe(lambda s: print("SUM: {0}".format(s)))</text:span></text:p>
                  </text:list-item>
                  <text:list-item>
                    <text:p xml:id="id95" text:id="id95"><text:span text:style-name="T8">source.min().subscribe(lambda s: print("MIN: {0}".format(s)))</text:span></text:p>
                  </text:list-item>
                  <text:list-item>
                    <text:p xml:id="id96" text:id="id96"><text:span text:style-name="T8">source.max().subscribe(lambda s: print("MAX: {0}".format(s)))</text:span></text:p>
                  </text:list-item>
                  <text:list-item>
                    <text:p><text:span text:style-name="T8"/></text:p>
                  </text:list-item>
                  <text:list-item>
                    <text:p xml:id="id97" text:id="id97"><text:span text:style-name="T8">source.connect()</text:span></text:p>
                  </text:list-item>
                </text:list>
              </text:list-header>
              <text:list-item>
                <text:p><text:span text:style-name="T8"/></text:p>
                <text:list>
                  <text:list-item>
                    <text:list>
                      <text:list-item>
                        <text:p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IX – Concurrency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Understanding Concurrency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98" text:id="id98">Concurrency/multithreading is essentially multitasking, or executing multiple tasks at the same time</text:p>
              </text:list-item>
              <text:list-item>
                <text:p xml:id="id99" text:id="id99">Imagine you have three chores: mow lawn, trim trees, and sweep patio</text:p>
                <text:list>
                  <text:list-item>
                    <text:p xml:id="id100" text:id="id100">By yourself you have to do these tasks one-at-a-time</text:p>
                  </text:list-item>
                  <text:list-item>
                    <text:p xml:id="id101" text:id="id101">But if you have a friend to help you, both of you can tackle two tasks and the first to get done can do the third task</text:p>
                  </text:list-item>
                </text:list>
                <text:p xml:id="id102" text:id="id102">Figuratively, you and your friend are <text:span text:style-name="T4">threads. </text:span><text:span text:style-name="T3">You do work. </text:span></text:p>
                <text:list>
                  <text:list-item text:start-value="1">
                    <text:p xml:id="id103" text:id="id103"><text:span text:style-name="T3">Collectively you both are a</text:span><text:span text:style-name="T10"> </text:span><text:span text:style-name="T5">thread pool</text:span><text:span text:style-name="T4"> </text:span><text:span text:style-name="T3">of two threads</text:span></text:p>
                  </text:list-item>
                  <text:list-item>
                    <text:p xml:id="id104" text:id="id104"><text:span text:style-name="T3">The chores are </text:span><text:span text:style-name="T5">tasks</text:span><text:span text:style-name="T3"> that are queued up for the threads to complete <text:s/></text:span><text:s/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Understanding Concurrency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105" text:id="id105">The best way to leverage multiple cores in a machine is to multithread</text:p>
                <text:list>
                  <text:list-item>
                    <text:p xml:id="id106" text:id="id106">For computation-intense tasks, the <text:span text:style-name="T4">(number of CPU’s) + 1</text:span> is roughly the optimal number of threads</text:p>
                  </text:list-item>
                  <text:list-item>
                    <text:p xml:id="id107" text:id="id107">If you have an Intel processor with 4 cores, you can <text:span text:style-name="T4">roughly</text:span> use 5 threads optimally</text:p>
                  </text:list-item>
                  <text:list-item>
                    <text:p xml:id="id108" text:id="id108">For IO tasks (reading databases, text files, web requests, etc) you can use more threads</text:p>
                  </text:list-item>
                  <text:list-item>
                    <text:p/>
                  </text:list-item>
                </text:list>
              </text:list-item>
              <text:list-item>
                <text:p xml:id="id109" text:id="id109">Threads are expensive and you will want to reuse them, hence why we manage them in a thread pool</text:p>
              </text:list-item>
              <text:list-item>
                <text:p/>
              </text:list-item>
              <text:list-item>
                <text:p xml:id="id110" text:id="id110">If you have 100 tasks and 5 threads in a thread pool, tasks will be executed 5-at-a-time</text:p>
                <text:p><text:span text:style-name="T3"><text:s text:c="2"/></text:span><text:s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Choosing a Scheduler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111" text:id="id111">RxPy has a notion of thread pools via <text:span text:style-name="T4">Schedulers</text:span></text:p>
              </text:list-item>
              <text:list-item>
                <text:p><text:span text:style-name="T4"/></text:p>
              </text:list-item>
              <text:list-item>
                <text:p xml:id="id112" text:id="id112"><text:span text:style-name="T3">For our purposes we will only talk about four schedulers:</text:span></text:p>
                <text:list>
                  <text:list-item>
                    <text:p xml:id="id113" text:id="id113"><text:span text:style-name="T10">ImmediateScheduler</text:span><text:span text:style-name="T3"> – Default scheduler, pushes emissions on the current thread</text:span></text:p>
                  </text:list-item>
                  <text:list-item>
                    <text:p xml:id="id114" text:id="id114"><text:span text:style-name="T10">NewThreadScheduler</text:span><text:span text:style-name="T3"> – Will create a new thread for each subscription, then dispose it</text:span></text:p>
                  </text:list-item>
                  <text:list-item>
                    <text:p xml:id="id115" text:id="id115"><text:span text:style-name="T10">ThreadPoolScheduler –</text:span><text:span text:style-name="T11"> Holds a fixed number of threads and will queue work for each subscription (prefer this one)</text:span></text:p>
                  </text:list-item>
                  <text:list-item>
                    <text:p xml:id="id116" text:id="id116"><text:span text:style-name="T10">TimeoutScheduler – </text:span><text:span text:style-name="T11">Timer-based scheduler used by </text:span><text:span text:style-name="T10">Observable.interval()</text:span><text:span text:style-name="T11">, </text:span><text:span text:style-name="T10">Observable.delay()</text:span><text:span text:style-name="T11">, and other timer-based Observables and operators</text:span><text:span text:style-name="T3"><text:line-break/></text:span><text:span text:style-name="T3"/></text:p>
                  </text:list-item>
                </text:list>
              </text:list-item>
              <text:list-item>
                <text:p xml:id="id117" text:id="id117">The <text:span text:style-name="T4">subscribe_on()</text:span><text:span text:style-name="T2"> operator instructs the source Observable which scheduler to push items on, whereas </text:span><text:span text:style-name="T5">observe_on()</text:span><text:span text:style-name="T2"> switches to another scheduler </text:span><text:span text:style-name="T5">at that point</text:span><text:span text:style-name="T10"> in the Observable chain</text:span></text:p>
                <text:list>
                  <text:list-item>
                    <text:p/>
                  </text:list-item>
                </text:list>
                <text:p><text:span text:style-name="T3"><text:s text:c="2"/></text:span><text:s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X – Going Forward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Mastering ReactiveX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118" text:id="id118">You now have a core understanding of ReactiveX</text:p>
                <text:list>
                  <text:list-item>
                    <text:p xml:id="id119" text:id="id119">To gain full mastery of reactive programming, try to practice and use it exclusively </text:p>
                  </text:list-item>
                  <text:list-item>
                    <text:p xml:id="id120" text:id="id120">Spend plenty of time learning the operators, and seek the ones you need</text:p>
                  </text:list-item>
                  <text:list-item>
                    <text:p xml:id="id121" text:id="id121">You should have few problems integrating RxPy with Pandas, Numpy, PySpark, and other packages with iterable types</text:p>
                  </text:list-item>
                </text:list>
              </text:list-item>
              <text:list-item>
                <text:p/>
              </text:list-item>
              <text:list-item>
                <text:p xml:id="id122" text:id="id122">Once you gain mastery of reactive programming, it is normal to increasingly find traditional coding approaches somewhat counter-intuitive</text:p>
              </text:list-item>
              <text:list-item>
                <text:p/>
              </text:list-item>
              <text:list-item>
                <text:p xml:id="id123" text:id="id123"><text:span text:style-name="T3">ReactiveX is not a framework or library, but a mindset and approach for a programmer <text:s/></text:span><text:s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Resources for Further Advancement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124" text:id="id124"><text:a xlink:href="https://www.packtpub.com/application-development/python-reactive-programming" xlink:type="simple">Learning RxPy (Packt Publishing)</text:a> – Dag Brattli</text:p>
              </text:list-item>
              <text:list-item>
                <text:p xml:id="id125" text:id="id125"><text:a xlink:href="http://reactivex.io/" xlink:type="simple">ReactiveX Home Site</text:a></text:p>
              </text:list-item>
              <text:list-item>
                <text:p xml:id="id126" text:id="id126"><text:a xlink:href="http://rxmarbles.com/" xlink:type="simple">RxMarbles</text:a></text:p>
              </text:list-item>
              <text:list-item>
                <text:p xml:id="id127" text:id="id127"><text:a xlink:href="https://play.google.com/store/apps/details?id=com.moonfleet.rxmarbles" xlink:type="simple">RxMarbles for Android</text:a></text:p>
              </text:list-item>
              <text:list-item>
                <text:p xml:id="id128" text:id="id128"><text:a xlink:href="https://github.com/ReactiveX/RxPY" xlink:type="simple">RxPy GitHub Page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fo:color="#d3540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8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49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7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49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125cm" svg:x="20.999cm" svg:y="14.24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125cm" svg:x="2.499cm" svg:y="14.24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499cm" svg:y="14.24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0.999cm" svg:y="0.749cm" presentation:class="title" presentation:placeholder="true">
        <draw:text-box/>
      </draw:frame>
      <draw:frame presentation:style-name="alizarin-outline1" draw:layer="backgroundobjects" svg:width="25.5cm" svg:height="9.75cm" svg:x="0.999cm" svg:y="4.124cm" presentation:class="outline" presentation:placeholder="true">
        <draw:text-box/>
      </draw:frame>
      <draw:frame presentation:style-name="Mpr5" draw:text-style-name="MP9" draw:layer="backgroundobjects" svg:width="6.5cm" svg:height="1.125cm" svg:x="20.999cm" svg:y="14.24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125cm" svg:x="2.999cm" svg:y="14.24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499cm" svg:y="14.24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0.999cm" svg:y="6.937cm" presentation:class="title" presentation:placeholder="true">
        <draw:text-box/>
      </draw:frame>
      <draw:frame presentation:style-name="alizarin1-outline1" draw:layer="backgroundobjects" svg:width="25.5cm" svg:height="5.25cm" svg:x="1.499cm" svg:y="9.749cm" presentation:class="outline" presentation:placeholder="true">
        <draw:text-box/>
      </draw:frame>
      <draw:frame presentation:style-name="Mpr10" draw:text-style-name="MP9" draw:layer="backgroundobjects" svg:width="6.5cm" svg:height="1.125cm" svg:x="20.999cm" svg:y="14.24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125cm" svg:x="2.999cm" svg:y="14.24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125cm" svg:x="0.499cm" svg:y="14.24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7:19:29.778000000</meta:creation-date>
    <meta:editing-duration>PT14H52M43S</meta:editing-duration>
    <meta:editing-cycles>160</meta:editing-cycles>
    <meta:generator>LibreOffice/5.1.4.2$Linux_X86_64 LibreOffice_project/10m0$Build-2</meta:generator>
    <dc:date>2017-02-11T13:58:27.265504134</dc:date>
    <meta:document-statistic meta:object-count="174"/>
    <meta:template xlink:type="simple" xlink:actuate="onRequest" xlink:title="Alizarin" xlink:href="../../../../../Program%20Files/LibreOffice%205/share/template/common/presnt/Alizarin.otp" meta:date="2016-11-11T17:19:29.502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